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2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autoencoder_summ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n_iter</text:p>
          </table:table-cell>
        </table:table-row>
        <table:table-row table:style-name="ro1">
          <table:table-cell table:style-name="ce1" office:value-type="string" calcext:value-type="string">
            <text:p>10-1-10</text:p>
          </table:table-cell>
          <table:table-cell office:value-type="float" office:value="0.00280188443315" calcext:value-type="float">
            <text:p>0.00280188443315</text:p>
          </table:table-cell>
          <table:table-cell office:value-type="float" office:value="0.00288458478117" calcext:value-type="float">
            <text:p>0.0028845847811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1-10</text:p>
          </table:table-cell>
          <table:table-cell office:value-type="float" office:value="0.00280188435636" calcext:value-type="float">
            <text:p>0.00280188435636</text:p>
          </table:table-cell>
          <table:table-cell office:value-type="float" office:value="0.00288458487539" calcext:value-type="float">
            <text:p>0.0028845848753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1-10</text:p>
          </table:table-cell>
          <table:table-cell office:value-type="float" office:value="0.00280188435636" calcext:value-type="float">
            <text:p>0.00280188435636</text:p>
          </table:table-cell>
          <table:table-cell office:value-type="float" office:value="0.00288458485048" calcext:value-type="float">
            <text:p>0.0028845848504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1-10</text:p>
          </table:table-cell>
          <table:table-cell office:value-type="float" office:value="0.00280188435636" calcext:value-type="float">
            <text:p>0.00280188435636</text:p>
          </table:table-cell>
          <table:table-cell office:value-type="float" office:value="0.00288458478117" calcext:value-type="float">
            <text:p>0.0028845847811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-1-20</text:p>
          </table:table-cell>
          <table:table-cell office:value-type="float" office:value="0.0028019816564" calcext:value-type="float">
            <text:p>0.0028019816564</text:p>
          </table:table-cell>
          <table:table-cell office:value-type="float" office:value="0.00288459428716" calcext:value-type="float">
            <text:p>0.0028845942871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1-20</text:p>
          </table:table-cell>
          <table:table-cell office:value-type="float" office:value="0.00280198127242" calcext:value-type="float">
            <text:p>0.00280198127242</text:p>
          </table:table-cell>
          <table:table-cell office:value-type="float" office:value="0.00288459421785" calcext:value-type="float">
            <text:p>0.0028845942178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1-20</text:p>
          </table:table-cell>
          <table:table-cell office:value-type="float" office:value="0.0028019808761" calcext:value-type="float">
            <text:p>0.0028019808761</text:p>
          </table:table-cell>
          <table:table-cell office:value-type="float" office:value="0.00288459426225" calcext:value-type="float">
            <text:p>0.0028845942622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1-20</text:p>
          </table:table-cell>
          <table:table-cell office:value-type="float" office:value="0.00280198064571" calcext:value-type="float">
            <text:p>0.00280198064571</text:p>
          </table:table-cell>
          <table:table-cell office:value-type="float" office:value="0.00288459405433" calcext:value-type="float">
            <text:p>0.0028845940543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-1-50</text:p>
          </table:table-cell>
          <table:table-cell office:value-type="float" office:value="0.00280219422144" calcext:value-type="float">
            <text:p>0.00280219422144</text:p>
          </table:table-cell>
          <table:table-cell office:value-type="float" office:value="0.00288461820157" calcext:value-type="float">
            <text:p>0.0028846182015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-1-50</text:p>
          </table:table-cell>
          <table:table-cell office:value-type="float" office:value="0.00280219336434" calcext:value-type="float">
            <text:p>0.00280219336434</text:p>
          </table:table-cell>
          <table:table-cell office:value-type="float" office:value="0.00288461789944" calcext:value-type="float">
            <text:p>0.0028846178994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1-50</text:p>
          </table:table-cell>
          <table:table-cell office:value-type="float" office:value="0.0028021917715" calcext:value-type="float">
            <text:p>0.0028021917715</text:p>
          </table:table-cell>
          <table:table-cell office:value-type="float" office:value="0.00288461783013" calcext:value-type="float">
            <text:p>0.0028846178301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1-50</text:p>
          </table:table-cell>
          <table:table-cell office:value-type="float" office:value="0.00280219151632" calcext:value-type="float">
            <text:p>0.00280219151632</text:p>
          </table:table-cell>
          <table:table-cell office:value-type="float" office:value="0.00288461783013" calcext:value-type="float">
            <text:p>0.0028846178301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-1-100</text:p>
          </table:table-cell>
          <table:table-cell office:value-type="float" office:value="0.00280240587289" calcext:value-type="float">
            <text:p>0.00280240587289</text:p>
          </table:table-cell>
          <table:table-cell office:value-type="float" office:value="0.00288464531822" calcext:value-type="float">
            <text:p>0.002884645318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-1-100</text:p>
          </table:table-cell>
          <table:table-cell office:value-type="float" office:value="0.00280240501579" calcext:value-type="float">
            <text:p>0.00280240501579</text:p>
          </table:table-cell>
          <table:table-cell office:value-type="float" office:value="0.00288464531822" calcext:value-type="float">
            <text:p>0.002884645318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1-100</text:p>
          </table:table-cell>
          <table:table-cell office:value-type="float" office:value="0.00280240196637" calcext:value-type="float">
            <text:p>0.00280240196637</text:p>
          </table:table-cell>
          <table:table-cell office:value-type="float" office:value="0.00288464476376" calcext:value-type="float">
            <text:p>0.0028846447637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1-100</text:p>
          </table:table-cell>
          <table:table-cell office:value-type="float" office:value="0.00280240134955" calcext:value-type="float">
            <text:p>0.00280240134955</text:p>
          </table:table-cell>
          <table:table-cell office:value-type="float" office:value="0.00288464483307" calcext:value-type="float">
            <text:p>0.0028846448330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-2-10</text:p>
          </table:table-cell>
          <table:table-cell office:value-type="float" office:value="0.00280189054689" calcext:value-type="float">
            <text:p>0.00280189054689</text:p>
          </table:table-cell>
          <table:table-cell office:value-type="float" office:value="0.00288458497502" calcext:value-type="float">
            <text:p>0.0028845849750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2-10</text:p>
          </table:table-cell>
          <table:table-cell office:value-type="float" office:value="0.00280189036607" calcext:value-type="float">
            <text:p>0.00280189036607</text:p>
          </table:table-cell>
          <table:table-cell office:value-type="float" office:value="0.00288458511363" calcext:value-type="float">
            <text:p>0.0028845851136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2-10</text:p>
          </table:table-cell>
          <table:table-cell office:value-type="float" office:value="0.00280189040074" calcext:value-type="float">
            <text:p>0.00280189040074</text:p>
          </table:table-cell>
          <table:table-cell office:value-type="float" office:value="0.00288458511363" calcext:value-type="float">
            <text:p>0.0028845851136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2-10</text:p>
          </table:table-cell>
          <table:table-cell office:value-type="float" office:value="0.00280189024715" calcext:value-type="float">
            <text:p>0.00280189024715</text:p>
          </table:table-cell>
          <table:table-cell office:value-type="float" office:value="0.0028845848808" calcext:value-type="float">
            <text:p>0.002884584880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-2-20</text:p>
          </table:table-cell>
          <table:table-cell office:value-type="float" office:value="0.00280199956161" calcext:value-type="float">
            <text:p>0.00280199956161</text:p>
          </table:table-cell>
          <table:table-cell office:value-type="float" office:value="0.00288459627434" calcext:value-type="float">
            <text:p>0.0028845962743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2-20</text:p>
          </table:table-cell>
          <table:table-cell office:value-type="float" office:value="0.00280199955172" calcext:value-type="float">
            <text:p>0.00280199955172</text:p>
          </table:table-cell>
          <table:table-cell office:value-type="float" office:value="0.00288459604151" calcext:value-type="float">
            <text:p>0.0028845960415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2-20</text:p>
          </table:table-cell>
          <table:table-cell office:value-type="float" office:value="0.00280199869706" calcext:value-type="float">
            <text:p>0.00280199869706</text:p>
          </table:table-cell>
          <table:table-cell office:value-type="float" office:value="0.00288459611082" calcext:value-type="float">
            <text:p>0.0028845961108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2-20</text:p>
          </table:table-cell>
          <table:table-cell office:value-type="float" office:value="0.00280199836265" calcext:value-type="float">
            <text:p>0.00280199836265</text:p>
          </table:table-cell>
          <table:table-cell office:value-type="float" office:value="0.00288459624944" calcext:value-type="float">
            <text:p>0.0028845962494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-2-50</text:p>
          </table:table-cell>
          <table:table-cell office:value-type="float" office:value="0.00280221834941" calcext:value-type="float">
            <text:p>0.00280221834941</text:p>
          </table:table-cell>
          <table:table-cell office:value-type="float" office:value="0.00288462364331" calcext:value-type="float">
            <text:p>0.0028846236433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-2-50</text:p>
          </table:table-cell>
          <table:table-cell office:value-type="float" office:value="0.00280221295408" calcext:value-type="float">
            <text:p>0.00280221295408</text:p>
          </table:table-cell>
          <table:table-cell office:value-type="float" office:value="0.00288462313325" calcext:value-type="float">
            <text:p>0.0028846231332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2-50</text:p>
          </table:table-cell>
          <table:table-cell office:value-type="float" office:value="0.0028022106255" calcext:value-type="float">
            <text:p>0.0028022106255</text:p>
          </table:table-cell>
          <table:table-cell office:value-type="float" office:value="0.00288462296973" calcext:value-type="float">
            <text:p>0.0028846229697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2-50</text:p>
          </table:table-cell>
          <table:table-cell office:value-type="float" office:value="0.00280220788327" calcext:value-type="float">
            <text:p>0.00280220788327</text:p>
          </table:table-cell>
          <table:table-cell office:value-type="float" office:value="0.00288462266759" calcext:value-type="float">
            <text:p>0.0028846226675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-2-100</text:p>
          </table:table-cell>
          <table:table-cell office:value-type="float" office:value="0.00280239464135" calcext:value-type="float">
            <text:p>0.00280239464135</text:p>
          </table:table-cell>
          <table:table-cell office:value-type="float" office:value="0.00288464847064" calcext:value-type="float">
            <text:p>0.0028846484706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-2-100</text:p>
          </table:table-cell>
          <table:table-cell office:value-type="float" office:value="0.00280239375946" calcext:value-type="float">
            <text:p>0.00280239375946</text:p>
          </table:table-cell>
          <table:table-cell office:value-type="float" office:value="0.00288464873379" calcext:value-type="float">
            <text:p>0.0028846487337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2-100</text:p>
          </table:table-cell>
          <table:table-cell office:value-type="float" office:value="0.0028023892708" calcext:value-type="float">
            <text:p>0.0028023892708</text:p>
          </table:table-cell>
          <table:table-cell office:value-type="float" office:value="0.00288464817933" calcext:value-type="float">
            <text:p>0.0028846481793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2-100</text:p>
          </table:table-cell>
          <table:table-cell office:value-type="float" office:value="0.00280238206714" calcext:value-type="float">
            <text:p>0.00280238206714</text:p>
          </table:table-cell>
          <table:table-cell office:value-type="float" office:value="0.00288464729782" calcext:value-type="float">
            <text:p>0.0028846472978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2" office:value-type="string" calcext:value-type="string">
            <text:p>10-3-10</text:p>
          </table:table-cell>
          <table:table-cell table:style-name="ce3" office:value-type="float" office:value="0.00103317343342" calcext:value-type="float">
            <text:p>0.00103317343342</text:p>
          </table:table-cell>
          <table:table-cell table:style-name="ce3" office:value-type="float" office:value="0.0011973829079" calcext:value-type="float">
            <text:p>0.0011973829079</text:p>
          </table:table-cell>
          <table:table-cell table:style-name="ce3" office:value-type="float" office:value="3084" calcext:value-type="float">
            <text:p>3084</text:p>
          </table:table-cell>
        </table:table-row>
        <table:table-row table:style-name="ro1">
          <table:table-cell table:style-name="ce1" office:value-type="string" calcext:value-type="string">
            <text:p>20-3-10</text:p>
          </table:table-cell>
          <table:table-cell office:value-type="float" office:value="0.00280189389605" calcext:value-type="float">
            <text:p>0.00280189389605</text:p>
          </table:table-cell>
          <table:table-cell office:value-type="float" office:value="0.00288458477251" calcext:value-type="float">
            <text:p>0.0028845847725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3-10</text:p>
          </table:table-cell>
          <table:table-cell office:value-type="float" office:value="0.0028018936731" calcext:value-type="float">
            <text:p>0.0028018936731</text:p>
          </table:table-cell>
          <table:table-cell office:value-type="float" office:value="0.00288458463389" calcext:value-type="float">
            <text:p>0.0028845846338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3-10</text:p>
          </table:table-cell>
          <table:table-cell office:value-type="float" office:value="0.00280189364832" calcext:value-type="float">
            <text:p>0.00280189364832</text:p>
          </table:table-cell>
          <table:table-cell office:value-type="float" office:value="0.0028845847032" calcext:value-type="float">
            <text:p>0.002884584703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-3-20</text:p>
          </table:table-cell>
          <table:table-cell office:value-type="float" office:value="0.00280201020856" calcext:value-type="float">
            <text:p>0.00280201020856</text:p>
          </table:table-cell>
          <table:table-cell office:value-type="float" office:value="0.00288459718617" calcext:value-type="float">
            <text:p>0.0028845971861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3-20</text:p>
          </table:table-cell>
          <table:table-cell office:value-type="float" office:value="0.00280201013678" calcext:value-type="float">
            <text:p>0.00280201013678</text:p>
          </table:table-cell>
          <table:table-cell office:value-type="float" office:value="0.00288459732479" calcext:value-type="float">
            <text:p>0.0028845973247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3-20</text:p>
          </table:table-cell>
          <table:table-cell office:value-type="float" office:value="0.00280200944316" calcext:value-type="float">
            <text:p>0.00280200944316</text:p>
          </table:table-cell>
          <table:table-cell office:value-type="float" office:value="0.00288459736919" calcext:value-type="float">
            <text:p>0.002884597369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3-20</text:p>
          </table:table-cell>
          <table:table-cell office:value-type="float" office:value="0.00280200864552" calcext:value-type="float">
            <text:p>0.00280200864552</text:p>
          </table:table-cell>
          <table:table-cell office:value-type="float" office:value="0.00288459727497" calcext:value-type="float">
            <text:p>0.0028845972749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-3-50</text:p>
          </table:table-cell>
          <table:table-cell office:value-type="float" office:value="0.00280223220439" calcext:value-type="float">
            <text:p>0.00280223220439</text:p>
          </table:table-cell>
          <table:table-cell office:value-type="float" office:value="0.0028846278321" calcext:value-type="float">
            <text:p>0.002884627832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-3-50</text:p>
          </table:table-cell>
          <table:table-cell office:value-type="float" office:value="0.00280222630127" calcext:value-type="float">
            <text:p>0.00280222630127</text:p>
          </table:table-cell>
          <table:table-cell office:value-type="float" office:value="0.00288462748556" calcext:value-type="float">
            <text:p>0.0028846274855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3-50</text:p>
          </table:table-cell>
          <table:table-cell office:value-type="float" office:value="0.00280222419821" calcext:value-type="float">
            <text:p>0.00280222419821</text:p>
          </table:table-cell>
          <table:table-cell office:value-type="float" office:value="0.00288462743575" calcext:value-type="float">
            <text:p>0.0028846274357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3-50</text:p>
          </table:table-cell>
          <table:table-cell office:value-type="float" office:value="0.00280222019499" calcext:value-type="float">
            <text:p>0.00280222019499</text:p>
          </table:table-cell>
          <table:table-cell office:value-type="float" office:value="0.00288462688128" calcext:value-type="float">
            <text:p>0.0028846268812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-3-100</text:p>
          </table:table-cell>
          <table:table-cell office:value-type="float" office:value="0.0028023876334" calcext:value-type="float">
            <text:p>0.0028023876334</text:p>
          </table:table-cell>
          <table:table-cell office:value-type="float" office:value="0.00288465238544" calcext:value-type="float">
            <text:p>0.0028846523854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-3-100</text:p>
          </table:table-cell>
          <table:table-cell office:value-type="float" office:value="0.00280238504721" calcext:value-type="float">
            <text:p>0.00280238504721</text:p>
          </table:table-cell>
          <table:table-cell office:value-type="float" office:value="0.0028846524071" calcext:value-type="float">
            <text:p>0.002884652407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3-100</text:p>
          </table:table-cell>
          <table:table-cell office:value-type="float" office:value="0.00280237516078" calcext:value-type="float">
            <text:p>0.00280237516078</text:p>
          </table:table-cell>
          <table:table-cell office:value-type="float" office:value="0.00288465129277" calcext:value-type="float">
            <text:p>0.0028846512927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3-100</text:p>
          </table:table-cell>
          <table:table-cell office:value-type="float" office:value="0.00280237543086" calcext:value-type="float">
            <text:p>0.00280237543086</text:p>
          </table:table-cell>
          <table:table-cell office:value-type="float" office:value="0.00288465145629" calcext:value-type="float">
            <text:p>0.0028846514562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-4-10</text:p>
          </table:table-cell>
          <table:table-cell office:value-type="float" office:value="0.00280189521393" calcext:value-type="float">
            <text:p>0.00280189521393</text:p>
          </table:table-cell>
          <table:table-cell office:value-type="float" office:value="0.00288458472811" calcext:value-type="float">
            <text:p>0.0028845847281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4-10</text:p>
          </table:table-cell>
          <table:table-cell office:value-type="float" office:value="0.0028018951049" calcext:value-type="float">
            <text:p>0.0028018951049</text:p>
          </table:table-cell>
          <table:table-cell office:value-type="float" office:value="0.00288458486672" calcext:value-type="float">
            <text:p>0.00288458486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4-10</text:p>
          </table:table-cell>
          <table:table-cell office:value-type="float" office:value="0.00280189495875" calcext:value-type="float">
            <text:p>0.00280189495875</text:p>
          </table:table-cell>
          <table:table-cell office:value-type="float" office:value="0.00288458479742" calcext:value-type="float">
            <text:p>0.0028845847974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4-10</text:p>
          </table:table-cell>
          <table:table-cell office:value-type="float" office:value="0.00280189498354" calcext:value-type="float">
            <text:p>0.00280189498354</text:p>
          </table:table-cell>
          <table:table-cell office:value-type="float" office:value="0.00288458479742" calcext:value-type="float">
            <text:p>0.0028845847974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-4-20</text:p>
          </table:table-cell>
          <table:table-cell office:value-type="float" office:value="0.00280201926025" calcext:value-type="float">
            <text:p>0.00280201926025</text:p>
          </table:table-cell>
          <table:table-cell office:value-type="float" office:value="0.00288459786517" calcext:value-type="float">
            <text:p>0.0028845978651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4-20</text:p>
          </table:table-cell>
          <table:table-cell office:value-type="float" office:value="0.00280201786313" calcext:value-type="float">
            <text:p>0.00280201786313</text:p>
          </table:table-cell>
          <table:table-cell office:value-type="float" office:value="0.00288459790957" calcext:value-type="float">
            <text:p>0.0028845979095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4-20</text:p>
          </table:table-cell>
          <table:table-cell office:value-type="float" office:value="0.00280201667161" calcext:value-type="float">
            <text:p>0.00280201667161</text:p>
          </table:table-cell>
          <table:table-cell office:value-type="float" office:value="0.00288459781536" calcext:value-type="float">
            <text:p>0.0028845978153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4-20</text:p>
          </table:table-cell>
          <table:table-cell office:value-type="float" office:value="0.00280201602757" calcext:value-type="float">
            <text:p>0.00280201602757</text:p>
          </table:table-cell>
          <table:table-cell office:value-type="float" office:value="0.00288459806768" calcext:value-type="float">
            <text:p>0.0028845980676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-4-50</text:p>
          </table:table-cell>
          <table:table-cell office:value-type="float" office:value="0.00280224597526" calcext:value-type="float">
            <text:p>0.00280224597526</text:p>
          </table:table-cell>
          <table:table-cell office:value-type="float" office:value="0.00288463183246" calcext:value-type="float">
            <text:p>0.0028846318324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-4-50</text:p>
          </table:table-cell>
          <table:table-cell office:value-type="float" office:value="0.00280224035698" calcext:value-type="float">
            <text:p>0.00280224035698</text:p>
          </table:table-cell>
          <table:table-cell office:value-type="float" office:value="0.00288463148592" calcext:value-type="float">
            <text:p>0.0028846314859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4-50</text:p>
          </table:table-cell>
          <table:table-cell office:value-type="float" office:value="0.00280223250426" calcext:value-type="float">
            <text:p>0.00280223250426</text:p>
          </table:table-cell>
          <table:table-cell office:value-type="float" office:value="0.00288463095095" calcext:value-type="float">
            <text:p>0.0028846309509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4-50</text:p>
          </table:table-cell>
          <table:table-cell office:value-type="float" office:value="0.0028022298834" calcext:value-type="float">
            <text:p>0.0028022298834</text:p>
          </table:table-cell>
          <table:table-cell office:value-type="float" office:value="0.00288463088164" calcext:value-type="float">
            <text:p>0.0028846308816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-4-100</text:p>
          </table:table-cell>
          <table:table-cell office:value-type="float" office:value="0.00280237920613" calcext:value-type="float">
            <text:p>0.00280237920613</text:p>
          </table:table-cell>
          <table:table-cell office:value-type="float" office:value="0.00288465552703" calcext:value-type="float">
            <text:p>0.0028846555270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-4-100</text:p>
          </table:table-cell>
          <table:table-cell office:value-type="float" office:value="0.00280237754394" calcext:value-type="float">
            <text:p>0.00280237754394</text:p>
          </table:table-cell>
          <table:table-cell office:value-type="float" office:value="0.0028846561638" calcext:value-type="float">
            <text:p>0.002884656163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4-100</text:p>
          </table:table-cell>
          <table:table-cell office:value-type="float" office:value="0.00280237127417" calcext:value-type="float">
            <text:p>0.00280237127417</text:p>
          </table:table-cell>
          <table:table-cell office:value-type="float" office:value="0.00288465552054" calcext:value-type="float">
            <text:p>0.0028846555205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4-100</text:p>
          </table:table-cell>
          <table:table-cell office:value-type="float" office:value="0.00280236652546" calcext:value-type="float">
            <text:p>0.00280236652546</text:p>
          </table:table-cell>
          <table:table-cell office:value-type="float" office:value="0.00288465503538" calcext:value-type="float">
            <text:p>0.0028846550353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2" office:value-type="string" calcext:value-type="string">
            <text:p>10-5-10</text:p>
          </table:table-cell>
          <table:table-cell table:style-name="ce3" office:value-type="float" office:value="0.00079303027618" calcext:value-type="float">
            <text:p>0.00079303027618</text:p>
          </table:table-cell>
          <table:table-cell table:style-name="ce3" office:value-type="float" office:value="0.000913185402101" calcext:value-type="float">
            <text:p>0.000913185402101</text:p>
          </table:table-cell>
          <table:table-cell table:style-name="ce3" office:value-type="float" office:value="3584" calcext:value-type="float">
            <text:p>3584</text:p>
          </table:table-cell>
        </table:table-row>
        <table:table-row table:style-name="ro1">
          <table:table-cell table:style-name="ce1" office:value-type="string" calcext:value-type="string">
            <text:p>20-5-10</text:p>
          </table:table-cell>
          <table:table-cell office:value-type="float" office:value="0.00280189599423" calcext:value-type="float">
            <text:p>0.00280189599423</text:p>
          </table:table-cell>
          <table:table-cell office:value-type="float" office:value="0.00288458487539" calcext:value-type="float">
            <text:p>0.0028845848753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5-10</text:p>
          </table:table-cell>
          <table:table-cell office:value-type="float" office:value="0.00280189590253" calcext:value-type="float">
            <text:p>0.00280189590253</text:p>
          </table:table-cell>
          <table:table-cell office:value-type="float" office:value="0.00288458452019" calcext:value-type="float">
            <text:p>0.002884584520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5-10</text:p>
          </table:table-cell>
          <table:table-cell office:value-type="float" office:value="0.00280189581585" calcext:value-type="float">
            <text:p>0.00280189581585</text:p>
          </table:table-cell>
          <table:table-cell office:value-type="float" office:value="0.0028845846144" calcext:value-type="float">
            <text:p>0.002884584614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-5-20</text:p>
          </table:table-cell>
          <table:table-cell office:value-type="float" office:value="0.0028020244153" calcext:value-type="float">
            <text:p>0.0028020244153</text:p>
          </table:table-cell>
          <table:table-cell office:value-type="float" office:value="0.00288459803411" calcext:value-type="float">
            <text:p>0.0028845980341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5-20</text:p>
          </table:table-cell>
          <table:table-cell office:value-type="float" office:value="0.00280202239892" calcext:value-type="float">
            <text:p>0.00280202239892</text:p>
          </table:table-cell>
          <table:table-cell office:value-type="float" office:value="0.00288459821712" calcext:value-type="float">
            <text:p>0.0028845982171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5-20</text:p>
          </table:table-cell>
          <table:table-cell office:value-type="float" office:value="0.00280202170531" calcext:value-type="float">
            <text:p>0.00280202170531</text:p>
          </table:table-cell>
          <table:table-cell office:value-type="float" office:value="0.00288459844454" calcext:value-type="float">
            <text:p>0.0028845984445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5-20</text:p>
          </table:table-cell>
          <table:table-cell office:value-type="float" office:value="0.0028020211405" calcext:value-type="float">
            <text:p>0.0028020211405</text:p>
          </table:table-cell>
          <table:table-cell office:value-type="float" office:value="0.00288459858316" calcext:value-type="float">
            <text:p>0.0028845985831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-5-50</text:p>
          </table:table-cell>
          <table:table-cell office:value-type="float" office:value="0.00280225284938" calcext:value-type="float">
            <text:p>0.00280225284938</text:p>
          </table:table-cell>
          <table:table-cell office:value-type="float" office:value="0.00288463482135" calcext:value-type="float">
            <text:p>0.0028846348213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-5-50</text:p>
          </table:table-cell>
          <table:table-cell office:value-type="float" office:value="0.00280224801154" calcext:value-type="float">
            <text:p>0.00280224801154</text:p>
          </table:table-cell>
          <table:table-cell office:value-type="float" office:value="0.00288463430263" calcext:value-type="float">
            <text:p>0.0028846343026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5-50</text:p>
          </table:table-cell>
          <table:table-cell office:value-type="float" office:value="0.00280224073609" calcext:value-type="float">
            <text:p>0.00280224073609</text:p>
          </table:table-cell>
          <table:table-cell office:value-type="float" office:value="0.0028846340698" calcext:value-type="float">
            <text:p>0.002884634069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5-50</text:p>
          </table:table-cell>
          <table:table-cell office:value-type="float" office:value="0.00280223915816" calcext:value-type="float">
            <text:p>0.00280223915816</text:p>
          </table:table-cell>
          <table:table-cell office:value-type="float" office:value="0.0028846349513" calcext:value-type="float">
            <text:p>0.002884634951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3" office:value-type="string" calcext:value-type="string">
            <text:p>10-5-100</text:p>
          </table:table-cell>
          <table:table-cell table:style-name="ce3" office:value-type="float" office:value="0.000646128725913" calcext:value-type="float">
            <text:p>0.000646128725913</text:p>
          </table:table-cell>
          <table:table-cell table:style-name="ce3" office:value-type="float" office:value="0.000852228785313" calcext:value-type="float">
            <text:p>0.000852228785313</text:p>
          </table:table-cell>
          <table:table-cell table:style-name="ce3"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20-5-100</text:p>
          </table:table-cell>
          <table:table-cell office:value-type="float" office:value="0.00280236925536" calcext:value-type="float">
            <text:p>0.00280236925536</text:p>
          </table:table-cell>
          <table:table-cell office:value-type="float" office:value="0.00288465959345" calcext:value-type="float">
            <text:p>0.0028846595934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5-100</text:p>
          </table:table-cell>
          <table:table-cell office:value-type="float" office:value="0.0028023640013" calcext:value-type="float">
            <text:p>0.0028023640013</text:p>
          </table:table-cell>
          <table:table-cell office:value-type="float" office:value="0.00288465916352" calcext:value-type="float">
            <text:p>0.0028846591635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5-100</text:p>
          </table:table-cell>
          <table:table-cell office:value-type="float" office:value="0.00280236256205" calcext:value-type="float">
            <text:p>0.00280236256205</text:p>
          </table:table-cell>
          <table:table-cell office:value-type="float" office:value="0.00288465902491" calcext:value-type="float">
            <text:p>0.0028846590249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-6-10</text:p>
          </table:table-cell>
          <table:table-cell office:value-type="float" office:value="0.00280189671006" calcext:value-type="float">
            <text:p>0.00280189671006</text:p>
          </table:table-cell>
          <table:table-cell office:value-type="float" office:value="0.00288458443138" calcext:value-type="float">
            <text:p>0.0028845844313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6-10</text:p>
          </table:table-cell>
          <table:table-cell office:value-type="float" office:value="0.00280189646734" calcext:value-type="float">
            <text:p>0.00280189646734</text:p>
          </table:table-cell>
          <table:table-cell office:value-type="float" office:value="0.00288458450069" calcext:value-type="float">
            <text:p>0.0028845845006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6-10</text:p>
          </table:table-cell>
          <table:table-cell office:value-type="float" office:value="0.00280189643267" calcext:value-type="float">
            <text:p>0.00280189643267</text:p>
          </table:table-cell>
          <table:table-cell office:value-type="float" office:value="0.00288458454509" calcext:value-type="float">
            <text:p>0.0028845845450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6-10</text:p>
          </table:table-cell>
          <table:table-cell office:value-type="float" office:value="0.00280189639799" calcext:value-type="float">
            <text:p>0.00280189639799</text:p>
          </table:table-cell>
          <table:table-cell office:value-type="float" office:value="0.00288458450069" calcext:value-type="float">
            <text:p>0.0028845845006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-6-20</text:p>
          </table:table-cell>
          <table:table-cell office:value-type="float" office:value="0.00280202807408" calcext:value-type="float">
            <text:p>0.00280202807408</text:p>
          </table:table-cell>
          <table:table-cell office:value-type="float" office:value="0.00288459785109" calcext:value-type="float">
            <text:p>0.0028845978510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20-6-20</text:p>
          </table:table-cell>
          <table:table-cell office:value-type="float" office:value="0.00280202666708" calcext:value-type="float">
            <text:p>0.00280202666708</text:p>
          </table:table-cell>
          <table:table-cell office:value-type="float" office:value="0.00288459833625" calcext:value-type="float">
            <text:p>0.0028845983362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6-20</text:p>
          </table:table-cell>
          <table:table-cell office:value-type="float" office:value="0.00280202542355" calcext:value-type="float">
            <text:p>0.00280202542355</text:p>
          </table:table-cell>
          <table:table-cell office:value-type="float" office:value="0.00288459842505" calcext:value-type="float">
            <text:p>0.0028845984250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6-20</text:p>
          </table:table-cell>
          <table:table-cell office:value-type="float" office:value="0.00280202464569" calcext:value-type="float">
            <text:p>0.00280202464569</text:p>
          </table:table-cell>
          <table:table-cell office:value-type="float" office:value="0.00288459870228" calcext:value-type="float">
            <text:p>0.0028845987022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4" office:value-type="string" calcext:value-type="string">
            <text:p>10-6-50</text:p>
          </table:table-cell>
          <table:table-cell table:style-name="ce4" office:value-type="float" office:value="0.000623257448749" calcext:value-type="float">
            <text:p>0.000623257448749</text:p>
          </table:table-cell>
          <table:table-cell table:style-name="ce4" office:value-type="float" office:value="0.000730052371347" calcext:value-type="float">
            <text:p>0.000730052371347</text:p>
          </table:table-cell>
          <table:table-cell table:style-name="ce4"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20-6-50</text:p>
          </table:table-cell>
          <table:table-cell office:value-type="float" office:value="0.0028022547891" calcext:value-type="float">
            <text:p>0.0028022547891</text:p>
          </table:table-cell>
          <table:table-cell office:value-type="float" office:value="0.00288463705003" calcext:value-type="float">
            <text:p>0.0028846370500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6-50</text:p>
          </table:table-cell>
          <table:table-cell office:value-type="float" office:value="0.00280224470207" calcext:value-type="float">
            <text:p>0.00280224470207</text:p>
          </table:table-cell>
          <table:table-cell office:value-type="float" office:value="0.0028846376099" calcext:value-type="float">
            <text:p>0.00288463760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6-50</text:p>
          </table:table-cell>
          <table:table-cell office:value-type="float" office:value="0.00280224248253" calcext:value-type="float">
            <text:p>0.00280224248253</text:p>
          </table:table-cell>
          <table:table-cell office:value-type="float" office:value="0.00288463744638" calcext:value-type="float">
            <text:p>0.0028846374463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3" office:value-type="string" calcext:value-type="string">
            <text:p>10-6-100</text:p>
          </table:table-cell>
          <table:table-cell table:style-name="ce3" office:value-type="float" office:value="0.000568526296086" calcext:value-type="float">
            <text:p>0.000568526296086</text:p>
          </table:table-cell>
          <table:table-cell table:style-name="ce3" office:value-type="float" office:value="0.000733311241222" calcext:value-type="float">
            <text:p>0.000733311241222</text:p>
          </table:table-cell>
          <table:table-cell table:style-name="ce3"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20-6-100</text:p>
          </table:table-cell>
          <table:table-cell office:value-type="float" office:value="0.00280236859154" calcext:value-type="float">
            <text:p>0.00280236859154</text:p>
          </table:table-cell>
          <table:table-cell office:value-type="float" office:value="0.00288466321694" calcext:value-type="float">
            <text:p>0.0028846632169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6-100</text:p>
          </table:table-cell>
          <table:table-cell office:value-type="float" office:value="0.00280236458344" calcext:value-type="float">
            <text:p>0.00280236458344</text:p>
          </table:table-cell>
          <table:table-cell office:value-type="float" office:value="0.00288466315846" calcext:value-type="float">
            <text:p>0.0028846631584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6-100</text:p>
          </table:table-cell>
          <table:table-cell office:value-type="float" office:value="0.00280235993116" calcext:value-type="float">
            <text:p>0.00280235993116</text:p>
          </table:table-cell>
          <table:table-cell office:value-type="float" office:value="0.00288466209394" calcext:value-type="float">
            <text:p>0.00288466209394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0:15:44.687175941</dc:date>
    <meta:editing-duration>PT2M1S</meta:editing-duration>
    <meta:editing-cycles>1</meta:editing-cycles>
    <meta:document-statistic meta:table-count="1" meta:cell-count="387" meta:object-count="0"/>
    <meta:generator>LibreOffice/6.0.7.3$Linux_X86_64 LibreOffice_project/00m0$Build-3</meta:generator>
  </office:meta>
</office:document-meta>
</file>